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65cm" svg:x="7.1cm" svg:y="0.035cm">
          <draw:text-box>
            <text:p><text:span text:style-name="T1">f[i]</text:span></text:p>
            <text:p><text:span text:style-name="T1"/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i</text:span></text:p>
          </draw:text-box>
        </draw:frame>
        <draw:frame draw:style-name="gr3" draw:text-style-name="P2" draw:layer="layout" svg:width="14.223cm" svg:height="8cm" svg:x="0.377cm" svg:y="1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7T11:18:54.702074590</dc:date>
    <meta:editing-duration>PT6M27S</meta:editing-duration>
    <meta:editing-cycles>16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224cm" svg:height="8.001cm" xlink:href="." xlink:type="simple" chart:class="chart:scatter" chart:style-name="ch1">
        <chart:plot-area chart:style-name="ch2" chart:data-source-has-labels="both" svg:x="0.284cm" svg:y="0.16cm" svg:width="13.656cm" svg:height="7.681cm">
          <chartooo:coordinate-region svg:x="0.43cm" svg:y="0.359cm" svg:width="13.416cm" svg:height="7.283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